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75in"/>
    </style:style>
    <style:style style:name="Table1.B" style:family="table-column">
      <style:table-column-properties style:column-width="1.375in"/>
    </style:style>
    <style:style style:name="Table1.C" style:family="table-column">
      <style:table-column-properties style:column-width="4.7979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0.875in"/>
    </style:style>
    <style:style style:name="Table3.B" style:family="table-column">
      <style:table-column-properties style:column-width="1.25in"/>
    </style:style>
    <style:style style:name="Table3.C" style:family="table-column">
      <style:table-column-properties style:column-width="4.7979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padding="0.0201in" fo:border-left="none" fo:border-right="none" fo:border-top="0.99pt solid #000000" fo:border-bottom="none"/>
      <style:text-properties officeooo:rsid="0029491f" officeooo:paragraph-rsid="0029491f"/>
    </style:style>
    <style:style style:name="P2" style:family="paragraph" style:parent-style-name="Standard">
      <style:text-properties officeooo:rsid="001751a0" officeooo:paragraph-rsid="001751a0"/>
    </style:style>
    <style:style style:name="P3" style:family="paragraph" style:parent-style-name="Standard">
      <style:text-properties officeooo:rsid="001751a0" officeooo:paragraph-rsid="001f0841"/>
    </style:style>
    <style:style style:name="P4" style:family="paragraph" style:parent-style-name="Standard">
      <style:text-properties officeooo:rsid="0018fbb9" officeooo:paragraph-rsid="0018fbb9"/>
    </style:style>
    <style:style style:name="P5" style:family="paragraph" style:parent-style-name="Standard">
      <style:text-properties officeooo:rsid="0018fbb9" officeooo:paragraph-rsid="00235a4c"/>
    </style:style>
    <style:style style:name="P6" style:family="paragraph" style:parent-style-name="Standard">
      <style:text-properties officeooo:rsid="0018fbb9" officeooo:paragraph-rsid="0026136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2b96"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Standard">
      <style:paragraph-properties fo:break-before="page"/>
      <style:text-properties officeooo:rsid="0018fbb9" officeooo:paragraph-rsid="0026136f"/>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1a6d59" officeooo:paragraph-rsid="001a6d59" style:font-size-asian="10pt" style:font-style-asian="italic" style:font-weight-asian="bold" style:font-size-complex="10pt" style:font-style-complex="italic"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1a6d59" officeooo:paragraph-rsid="0026136f" style:font-size-asian="10pt" style:font-style-asian="italic" style:font-weight-asian="bold" style:font-size-complex="10pt" style:font-style-complex="italic"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a6d59" officeooo:paragraph-rsid="001a6d59"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b4c57" officeooo:paragraph-rsid="001b4c5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c53c9" officeooo:paragraph-rsid="001c53c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36f" officeooo:paragraph-rsid="0026136f"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2b96"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text-properties officeooo:rsid="00235a4c" officeooo:paragraph-rsid="001f0841"/>
    </style:style>
    <style:style style:name="P17" style:family="paragraph" style:parent-style-name="Standard">
      <style:text-properties officeooo:rsid="002db956" officeooo:paragraph-rsid="002db956"/>
    </style:style>
    <style:style style:name="P18" style:family="paragraph" style:parent-style-name="Standard">
      <style:text-properties officeooo:rsid="002db956" officeooo:paragraph-rsid="002e14c1"/>
    </style:style>
    <style:style style:name="P19" style:family="paragraph" style:parent-style-name="Standard" style:list-style-name="L1">
      <style:text-properties officeooo:rsid="002db956" officeooo:paragraph-rsid="002db956"/>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a6d59"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e14c1" officeooo:paragraph-rsid="002e14c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text-properties officeooo:rsid="002fb534" officeooo:paragraph-rsid="002fb534"/>
    </style:style>
    <style:style style:name="P23" style:family="paragraph" style:parent-style-name="Standard" style:list-style-name="L1">
      <style:text-properties officeooo:rsid="00317c22" officeooo:paragraph-rsid="00317c22"/>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2bea9b" officeooo:paragraph-rsid="002bea9b" style:font-size-asian="10pt" style:font-style-asian="italic" style:font-weight-asian="bold" style:font-size-complex="10pt" style:font-style-complex="italic"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1a6d59" officeooo:paragraph-rsid="001a6d59" style:font-size-asian="10pt" style:font-style-asian="italic" style:font-weight-asian="bold" style:font-size-complex="10pt" style:font-style-complex="italic"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2b96" officeooo:paragraph-rsid="002e14c1"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751a0"/>
    </style:style>
    <style:style style:name="T2" style:family="text">
      <style:text-properties officeooo:rsid="001b4c57"/>
    </style:style>
    <style:style style:name="T3" style:family="text">
      <style:text-properties officeooo:rsid="001f0841"/>
    </style:style>
    <style:style style:name="T4" style:family="text">
      <style:text-properties officeooo:rsid="00235a4c"/>
    </style:style>
    <style:style style:name="T5" style:family="text">
      <style:text-properties officeooo:rsid="00249abb"/>
    </style:style>
    <style:style style:name="T6" style:family="text">
      <style:text-properties officeooo:rsid="0026136f"/>
    </style:style>
    <style:style style:name="T7" style:family="text">
      <style:text-properties officeooo:rsid="002a7277"/>
    </style:style>
    <style:style style:name="T8" style:family="text">
      <style:text-properties officeooo:rsid="002afedc"/>
    </style:style>
    <style:style style:name="T9" style:family="text">
      <style:text-properties officeooo:rsid="002bc464"/>
    </style:style>
    <style:style style:name="T10" style:family="text">
      <style:text-properties officeooo:rsid="002d175b"/>
    </style:style>
    <style:style style:name="T11" style:family="text">
      <style:text-properties officeooo:rsid="002e14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nctional Specification for GUI</text:p>
      <text:p text:style-name="Subtitle"><text:span text:style-name="T1">GUI version of </text:span>QTDSP spectrum analyzer</text:p>
      <text:p text:style-name="Standard"/>
      <text:p text:style-name="P2">The sim folder of the QTDSP paper contains a C99 console app to convert an input file of data (in ASCII format at one point per line) to a BMP file. <text:span text:style-name="T7">A new GitHub (or other FOSS repo) project should host the GUI version of this app.</text:span></text:p>
      <text:p text:style-name="P2"/>
      <text:p text:style-name="P3">The GUI version of the application <text:span text:style-name="T3">renders the BMP in a graphic window. The BMP is very wide, so a scroll bar and scroll buttons need to be able to pan across it. The height doesn’t need to be panned. The C99 app converts the input file to a horizontal row of pixels, one row at a time. The algorithm needs to be modified to build the BMP in vertical stripes. This requires saving intermediate results between stripe calculations. The stripes can be built as needed rather than processing the entire input stream before displaying something. It’s also needed if the input stream in real-time instead of coming in from a file. If there is an input stream, such as from a digitizer, it should be saved to a file for future playback.</text:span></text:p>
      <text:p text:style-name="P3"/>
      <text:p text:style-name="P16">The GUI should use a GPU for processing the FFT. CUDA or OpenCL can be used. CUDA looks easier to use. It integrates into Visual Studio but uses OpenGL for graphics. The app could <text:span text:style-name="T8">get by</text:span> without a GPU by using FFTW3, which is GPL-licensed. Since the GUI project is going to be open-source, it’s okay to develop under GPL. The GUI could be based on an OpenGL framework, but Win32 or Xamarin could be used.</text:p>
      <text:p text:style-name="P2"/>
      <text:p text:style-name="P5">The C99 version has its parameters adjustable on the command line. The GUI version uses various controls or menu items to set parameters. A data stream is converted to a 2D <text:span text:style-name="T9">matrix “</text:span>image” and then to a BMP. <text:span text:style-name="T4">Some parameter changes require a complete recalculation. Height and width are determined by the graphical area of the GUI, so they aren’t programmable.</text:span></text:p>
      <text:p text:style-name="P5"/>
      <text:p text:style-name="P5">The following controls determine the shading of the bitmap, so they <text:span text:style-name="T5">don’t change the image data.</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9">Parameter</text:p>
          </table:table-cell>
          <table:table-cell table:style-name="Table1.A1" office:value-type="string">
            <text:p text:style-name="P24">Control Type</text:p>
          </table:table-cell>
          <table:table-cell table:style-name="Table1.C1" office:value-type="string">
            <text:p text:style-name="P9">Control Usage / <text:span text:style-name="T10">Range</text:span></text:p>
          </table:table-cell>
        </table:table-row>
        <table:table-row>
          <table:table-cell table:style-name="Table1.A2" office:value-type="string">
            <text:p text:style-name="P11">Auto</text:p>
          </table:table-cell>
          <table:table-cell table:style-name="Table1.A2" office:value-type="string">
            <text:p text:style-name="P11">Button</text:p>
          </table:table-cell>
          <table:table-cell table:style-name="Table1.C2" office:value-type="string">
            <text:p text:style-name="P11">Set fields to best guess</text:p>
          </table:table-cell>
        </table:table-row>
        <table:table-row>
          <table:table-cell table:style-name="Table1.A2" office:value-type="string">
            <text:p text:style-name="P11">Floor</text:p>
          </table:table-cell>
          <table:table-cell table:style-name="Table1.A2" office:value-type="string">
            <text:p text:style-name="P12">Slider</text:p>
          </table:table-cell>
          <table:table-cell table:style-name="Table1.C2" office:value-type="string">
            <text:p text:style-name="P11">Numeric text box, dB level of “cold” color</text:p>
          </table:table-cell>
        </table:table-row>
        <table:table-row>
          <table:table-cell table:style-name="Table1.A2" office:value-type="string">
            <text:p text:style-name="P12">Ceiling</text:p>
          </table:table-cell>
          <table:table-cell table:style-name="Table1.A2" office:value-type="string">
            <text:p text:style-name="P12">Slider</text:p>
          </table:table-cell>
          <table:table-cell table:style-name="Table1.C2" office:value-type="string">
            <text:p text:style-name="P11">Numeric text box, dB level of “<text:span text:style-name="T2">hot</text:span>” color</text:p>
          </table:table-cell>
        </table:table-row>
        <table:table-row>
          <table:table-cell table:style-name="Table1.A2" office:value-type="string">
            <text:p text:style-name="P13">Scheme</text:p>
          </table:table-cell>
          <table:table-cell table:style-name="Table1.A2" office:value-type="string">
            <text:p text:style-name="P13">RadioButton <text:span text:style-name="T4">or Menu</text:span></text:p>
          </table:table-cell>
          <table:table-cell table:style-name="Table1.C2" office:value-type="string">
            <text:p text:style-name="P13">BMP color scheme: B/W, color.</text:p>
          </table:table-cell>
        </table:table-row>
        <table:table-row>
          <table:table-cell table:style-name="Table1.A2" office:value-type="string">
            <text:p text:style-name="P14">Filter</text:p>
          </table:table-cell>
          <table:table-cell table:style-name="Table1.A2" office:value-type="string">
            <text:p text:style-name="P14">Checkbox</text:p>
          </table:table-cell>
          <table:table-cell table:style-name="Table1.C2" office:value-type="string">
            <text:p text:style-name="P14">Enables filter, which doesn’t currently work in the C99 version</text:p>
          </table:table-cell>
        </table:table-row>
      </table:table>
      <text:p text:style-name="P4"/>
      <text:p text:style-name="P6"/>
      <text:p text:style-name="P8">The following control<text:span text:style-name="T6">s affect creation of </text:span>the bitmap, s<text:span text:style-name="T6">o re-computation afterwards takes longer.</text:span></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0">Parameter</text:p>
          </table:table-cell>
          <table:table-cell table:style-name="Table3.A1" office:value-type="string">
            <text:p text:style-name="P24">Control Type</text:p>
          </table:table-cell>
          <table:table-cell table:style-name="Table3.C1" office:value-type="string">
            <text:p text:style-name="P9">Control Usage / <text:span text:style-name="T10">Range</text:span></text:p>
          </table:table-cell>
        </table:table-row>
        <table:table-row>
          <table:table-cell table:style-name="Table3.A2" office:value-type="string">
            <text:p text:style-name="P15">Data Source</text:p>
          </table:table-cell>
          <table:table-cell table:style-name="Table3.A2" office:value-type="string">
            <text:p text:style-name="P15">EditText</text:p>
          </table:table-cell>
          <table:table-cell table:style-name="Table3.C2" office:value-type="string">
            <text:p text:style-name="P15">Filename or stream setup</text:p>
          </table:table-cell>
        </table:table-row>
        <table:table-row>
          <table:table-cell table:style-name="Table3.A2" office:value-type="string">
            <text:p text:style-name="P15">m</text:p>
          </table:table-cell>
          <table:table-cell table:style-name="Table3.A2" office:value-type="string">
            <text:p text:style-name="P26">EditText</text:p>
          </table:table-cell>
          <table:table-cell table:style-name="Table3.C2" office:value-type="string">
            <text:p text:style-name="P15">Decimation factor for downsampling: <text:span text:style-name="T11">1 to 100, default = 1</text:span></text:p>
          </table:table-cell>
        </table:table-row>
        <table:table-row>
          <table:table-cell table:style-name="Table3.A2" office:value-type="string">
            <text:p text:style-name="P15">N</text:p>
          </table:table-cell>
          <table:table-cell table:style-name="Table3.A2" office:value-type="string">
            <text:p text:style-name="P15">Dropdown</text:p>
          </table:table-cell>
          <table:table-cell table:style-name="Table3.C2" office:value-type="string">
            <text:p text:style-name="P20">Set new N, must be a power of 2 between 128 and 16384</text:p>
            <text:p text:style-name="P21">{128, 256, 512, 1024, 2048, 4096, 8192, 16384}, default = 1024</text:p>
          </table:table-cell>
        </table:table-row>
        <table:table-row>
          <table:table-cell table:style-name="Table3.A2" office:value-type="string">
            <text:p text:style-name="P15">x</text:p>
          </table:table-cell>
          <table:table-cell table:style-name="Table3.A2" office:value-type="string">
            <text:p text:style-name="P15">Dropdown</text:p>
          </table:table-cell>
          <table:table-cell table:style-name="Table3.C2" office:value-type="string">
            <text:p text:style-name="P7">Set new X step size, range 4 to N</text:p>
          </table:table-cell>
        </table:table-row>
        <table:table-row>
          <table:table-cell table:style-name="Table3.A2" office:value-type="string">
            <text:p text:style-name="P15">g</text:p>
          </table:table-cell>
          <table:table-cell table:style-name="Table3.A2" office:value-type="string">
            <text:p text:style-name="P15">EditText</text:p>
          </table:table-cell>
          <table:table-cell table:style-name="Table3.C2" office:value-type="string">
            <text:p text:style-name="P7">Set new gamma, range 0.001 to 1.0</text:p>
          </table:table-cell>
        </table:table-row>
        <table:table-row>
          <table:table-cell table:style-name="Table3.A2" office:value-type="string">
            <text:p text:style-name="P15">Rmin</text:p>
          </table:table-cell>
          <table:table-cell table:style-name="Table3.A2" office:value-type="string">
            <text:p text:style-name="P15">Slider</text:p>
          </table:table-cell>
          <table:table-cell table:style-name="Table3.C2" office:value-type="string">
            <text:p text:style-name="P15">Minimum R value</text:p>
          </table:table-cell>
        </table:table-row>
        <table:table-row>
          <table:table-cell table:style-name="Table3.A2" office:value-type="string">
            <text:p text:style-name="P15">Rmax</text:p>
          </table:table-cell>
          <table:table-cell table:style-name="Table3.A2" office:value-type="string">
            <text:p text:style-name="P15">Slider</text:p>
          </table:table-cell>
          <table:table-cell table:style-name="Table3.C2" office:value-type="string">
            <text:p text:style-name="P15">Maximum R value</text:p>
          </table:table-cell>
        </table:table-row>
      </table:table>
      <text:p text:style-name="P6"/>
      <text:p text:style-name="P17">There should be menu items for file I/O:</text:p>
      <text:list xml:id="list418359631" text:style-name="L1">
        <text:list-item>
          <text:p text:style-name="P19">Save BMP image to a file</text:p>
        </text:list-item>
        <text:list-item>
          <text:p text:style-name="P19">Load a data file</text:p>
        </text:list-item>
        <text:list-item>
          <text:p text:style-name="P19">Enable logging to an output file</text:p>
        </text:list-item>
        <text:list-item>
          <text:p text:style-name="P23">Load or save the current settings and parameters</text:p>
        </text:list-item>
      </text:list>
      <text:p text:style-name="P17"/>
      <text:p text:style-name="P17">The output file format should be a 32-bit WAV file. The samples in such a file are between -1 and 1.</text:p>
      <text:p text:style-name="P22">Parameters should be put in metadata so that reading the file back in will set the parameters to those same values.</text:p>
      <text:p text:style-name="P17"/>
      <text:p text:style-name="P17">The input file format should be determined from the beginning of the data:</text:p>
      <text:p text:style-name="P18">WAV files <text:span text:style-name="T11">start with “RIFF”, a 32-bit file size, and “WAVE”.</text:span></text:p>
      <text:p text:style-name="P18"><text:span text:style-name="T11">Text data contains one value per line: number followed by a line feed.</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99pt solid #000000" fo:border-bottom="none"/>
      <style:text-properties officeooo:rsid="0029491f" officeooo:paragraph-rsid="0029491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2T13:14:45.954000000</dc:date>
    <meta:editing-duration>PT3H2M54S</meta:editing-duration>
    <meta:editing-cycles>14</meta:editing-cycles>
    <meta:generator>LibreOffice/6.1.1.2$Windows_X86_64 LibreOffice_project/5d19a1bfa650b796764388cd8b33a5af1f5baa1b</meta:generator>
    <meta:document-statistic meta:table-count="2" meta:image-count="0" meta:object-count="0" meta:page-count="2" meta:paragraph-count="62" meta:word-count="610" meta:character-count="3299" meta:non-whitespace-character-count="2755"/>
  </office:meta>
</office:document-meta>
</file>